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a2d9" officeooo:paragraph-rsid="0002a2d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2a2d9" officeooo:paragraph-rsid="0002a2d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2a2d9" officeooo:paragraph-rsid="0002a2d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2a2d9" officeooo:paragraph-rsid="0002a2d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5d061" officeooo:paragraph-rsid="0005d061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jouer ?</text:p>
      <text:p text:style-name="P1"/>
      <text:p text:style-name="P2">Déplacements :</text:p>
      <text:p text:style-name="P2"/>
      <text:p text:style-name="P2"><text:tab/><text:span text:style-name="T1">Haut : z</text:span></text:p>
      <text:p text:style-name="P3"><text:tab/>Gauche : q</text:p>
      <text:p text:style-name="P3"><text:tab/>Droite : d</text:p>
      <text:p text:style-name="P3"><text:tab/></text:p>
      <text:p text:style-name="P2">Equiper un objet de l’inventaire :</text:p>
      <text:p text:style-name="P2"/>
      <text:p text:style-name="P2"><text:tab/><text:span text:style-name="T1">Equiper à droite : clique droit</text:span></text:p>
      <text:p text:style-name="P3"><text:tab/>Equiper à gauche : clique gauche</text:p>
      <text:p text:style-name="P3"/>
      <text:p text:style-name="P2">Deplacer des items :</text:p>
      <text:p text:style-name="P2"><text:tab/></text:p>
      <text:p text:style-name="P2"><text:tab/><text:span text:style-name="T1">Drag’n drop</text:span></text:p>
      <text:p text:style-name="P3"/>
      <text:p text:style-name="P2">Différents crafts :</text:p>
      <text:p text:style-name="P2"/>
      <text:p text:style-name="P2"><text:tab/><text:span text:style-name="T1">Voir le dossier «Recettes Crafts»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<text:span text:style-name="T1">Vous avez accès à différentes versions du jeu. Chaque version se trouve dans un dossier correspondant. Par exemple, la version situé dans le dossier «Sprint1» représente l’état du jeu au rendu du Sprint1.</text:span></text:p>
      <text:p text:style-name="P5"><text:span text:style-name="T1">Pour inspecter le jeu tel qu’il était au moment du rendu final, il faut donc aller chercher le jeu situé dans le dossier «Sprint4».</text:span></text:p>
      <text:p text:style-name="P5"><text:span text:style-name="T1">Le dossier «VersionDev» correspond au Jeu sur lequel nous effectuons toujours des modifications actuelle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3:17:34.719996477</meta:creation-date>
    <dc:date>2019-06-14T13:42:29.170779380</dc:date>
    <meta:editing-duration>PT3M5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17" meta:character-count="690" meta:non-whitespace-character-count="579"/>
  </office:meta>
</office:document-meta>
</file>